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Cache.saveTo( File cache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ontCache.removeFont( String embed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ontCache.getFontFile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ntCache.containsFont( String embed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Cache.getFontInfos( String embedUrl , long lastModifi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ntCache.containsFont( EmbedFontInfo font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ntCache.getUserHo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edFontFile.CachedFontFile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FontFile.put( EmbedFontInfo ef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Cache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Cache.Font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ontCache.getFontFile( String embed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FontFile.getEmbedFont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dFontFi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Cache.getCacheKey( EmbedFontInfo font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ntCache.has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Cache.addFont( EmbedFontInfo fontIn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achedFontFile.getFileFonts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ntCache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ntCache.loadFrom( File cache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ontCache.isFailedFont( String embedUrl , long lastModifi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chedFontFile.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Cache.getLastModified(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ntCache.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Cache.getDefaultCacheFile( boolean forWrit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chedFontFile.containsFont( EmbedFontInfo ef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dFontFile.setLastModified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Cache.getFileFromUrls( String [ ] url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ontCache.registerFailedFont( String embedUrl , long lastModifi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ntCache.getFailedFont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